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6666ff"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6666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8693in" svg:height="2.6386in" svg:x="9.0028in" svg:y="0.0768in">
            <draw:object draw:notify-on-update-of-ranges="Sheet1.B2:Sheet1.I2 Sheet1.A3:Sheet1.A3 Sheet1.B3:Sheet1.I3 Sheet1.A4:Sheet1.A4 Sheet1.B4:Sheet1.I4 Sheet1.A5:Sheet1.A5 Sheet1.B5:Sheet1.I5 Sheet1.A6:Sheet1.A6 Sheet1.B6:Sheet1.I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Default Setting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IPC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emsFDTD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leslie3D</text:p>
          </table:table-cell>
          <table:table-cell office:value-type="string" calcext:value-type="string">
            <text:p>libquantum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milc</text:p>
          </table:table-cell>
          <table:table-cell office:value-type="string" calcext:value-type="string">
            <text:p>oment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 Line</text:p>
          </table:table-cell>
          <table:table-cell office:value-type="float" office:value="0.246071" calcext:value-type="float">
            <text:p>0.246071</text:p>
          </table:table-cell>
          <table:table-cell office:value-type="float" office:value="3.236973" calcext:value-type="float">
            <text:p>3.236973</text:p>
          </table:table-cell>
          <table:table-cell office:value-type="float" office:value="1.225521" calcext:value-type="float">
            <text:p>1.225521</text:p>
          </table:table-cell>
          <table:table-cell office:value-type="float" office:value="0.898307" calcext:value-type="float">
            <text:p>0.898307</text:p>
          </table:table-cell>
          <table:table-cell office:value-type="float" office:value="3.282062" calcext:value-type="float">
            <text:p>3.282062</text:p>
          </table:table-cell>
          <table:table-cell office:value-type="float" office:value="0.335239" calcext:value-type="float">
            <text:p>0.335239</text:p>
          </table:table-cell>
          <table:table-cell office:value-type="float" office:value="0.931229" calcext:value-type="float">
            <text:p>0.931229</text:p>
          </table:table-cell>
          <table:table-cell office:value-type="float" office:value="1.701056" calcext:value-type="float">
            <text:p>1.701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am</text:p>
          </table:table-cell>
          <table:table-cell office:value-type="float" office:value="0.239171" calcext:value-type="float">
            <text:p>0.239171</text:p>
          </table:table-cell>
          <table:table-cell office:value-type="float" office:value="3.275834" calcext:value-type="float">
            <text:p>3.275834</text:p>
          </table:table-cell>
          <table:table-cell office:value-type="float" office:value="1.047169" calcext:value-type="float">
            <text:p>1.047169</text:p>
          </table:table-cell>
          <table:table-cell office:value-type="float" office:value="0.65081" calcext:value-type="float">
            <text:p>0.65081</text:p>
          </table:table-cell>
          <table:table-cell office:value-type="float" office:value="3.122388" calcext:value-type="float">
            <text:p>3.122388</text:p>
          </table:table-cell>
          <table:table-cell office:value-type="float" office:value="0.327775" calcext:value-type="float">
            <text:p>0.327775</text:p>
          </table:table-cell>
          <table:table-cell office:value-type="float" office:value="0.909725" calcext:value-type="float">
            <text:p>0.909725</text:p>
          </table:table-cell>
          <table:table-cell office:value-type="float" office:value="2.149972" calcext:value-type="float">
            <text:p>2.149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 Stride</text:p>
          </table:table-cell>
          <table:table-cell office:value-type="float" office:value="0.252499" calcext:value-type="float">
            <text:p>0.252499</text:p>
          </table:table-cell>
          <table:table-cell office:value-type="float" office:value="3.291337" calcext:value-type="float">
            <text:p>3.291337</text:p>
          </table:table-cell>
          <table:table-cell office:value-type="float" office:value="1.48546" calcext:value-type="float">
            <text:p>1.48546</text:p>
          </table:table-cell>
          <table:table-cell office:value-type="float" office:value="0.901588" calcext:value-type="float">
            <text:p>0.901588</text:p>
          </table:table-cell>
          <table:table-cell office:value-type="float" office:value="3.24298" calcext:value-type="float">
            <text:p>3.24298</text:p>
          </table:table-cell>
          <table:table-cell office:value-type="float" office:value="0.341354" calcext:value-type="float">
            <text:p>0.341354</text:p>
          </table:table-cell>
          <table:table-cell office:value-type="float" office:value="1.004869" calcext:value-type="float">
            <text:p>1.004869</text:p>
          </table:table-cell>
          <table:table-cell office:value-type="float" office:value="2.19226" calcext:value-type="float">
            <text:p>2.19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M</text:p>
          </table:table-cell>
          <table:table-cell office:value-type="float" office:value="0.310416" calcext:value-type="float">
            <text:p>0.310416</text:p>
          </table:table-cell>
          <table:table-cell office:value-type="float" office:value="3.300108" calcext:value-type="float">
            <text:p>3.300108</text:p>
          </table:table-cell>
          <table:table-cell office:value-type="float" office:value="1.545331" calcext:value-type="float">
            <text:p>1.545331</text:p>
          </table:table-cell>
          <table:table-cell office:value-type="float" office:value="0.856729" calcext:value-type="float">
            <text:p>0.856729</text:p>
          </table:table-cell>
          <table:table-cell office:value-type="float" office:value="3.270776" calcext:value-type="float">
            <text:p>3.270776</text:p>
          </table:table-cell>
          <table:table-cell office:value-type="float" office:value="0.367119" calcext:value-type="float">
            <text:p>0.367119</text:p>
          </table:table-cell>
          <table:table-cell office:value-type="float" office:value="1.47817" calcext:value-type="float">
            <text:p>1.47817</text:p>
          </table:table-cell>
          <table:table-cell office:value-type="float" office:value="2.276288" calcext:value-type="float">
            <text:p>2.276288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IP Strid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egre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emsFDTD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leslie3D</text:p>
          </table:table-cell>
          <table:table-cell office:value-type="string" calcext:value-type="string">
            <text:p>libquantum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milc</text:p>
          </table:table-cell>
          <table:table-cell office:value-type="string" calcext:value-type="string">
            <text:p>omentpp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6985" calcext:value-type="float">
            <text:p>0.246985</text:p>
          </table:table-cell>
          <table:table-cell office:value-type="float" office:value="3.291393" calcext:value-type="float">
            <text:p>3.291393</text:p>
          </table:table-cell>
          <table:table-cell office:value-type="float" office:value="1.225926" calcext:value-type="float">
            <text:p>1.225926</text:p>
          </table:table-cell>
          <table:table-cell office:value-type="float" office:value="0.974756" calcext:value-type="float">
            <text:p>0.974756</text:p>
          </table:table-cell>
          <table:table-cell office:value-type="float" office:value="3.268252" calcext:value-type="float">
            <text:p>3.268252</text:p>
          </table:table-cell>
          <table:table-cell office:value-type="float" office:value="0.333738" calcext:value-type="float">
            <text:p>0.333738</text:p>
          </table:table-cell>
          <table:table-cell office:value-type="float" office:value="0.828981" calcext:value-type="float">
            <text:p>0.828981</text:p>
          </table:table-cell>
          <table:table-cell office:value-type="float" office:value="2.195435" calcext:value-type="float">
            <text:p>2.19543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834" calcext:value-type="float">
            <text:p>0.249834</text:p>
          </table:table-cell>
          <table:table-cell office:value-type="float" office:value="3.293572" calcext:value-type="float">
            <text:p>3.293572</text:p>
          </table:table-cell>
          <table:table-cell office:value-type="float" office:value="1.324915" calcext:value-type="float">
            <text:p>1.324915</text:p>
          </table:table-cell>
          <table:table-cell office:value-type="float" office:value="0.883683" calcext:value-type="float">
            <text:p>0.883683</text:p>
          </table:table-cell>
          <table:table-cell office:value-type="float" office:value="3.267711" calcext:value-type="float">
            <text:p>3.267711</text:p>
          </table:table-cell>
          <table:table-cell office:value-type="float" office:value="0.336437" calcext:value-type="float">
            <text:p>0.336437</text:p>
          </table:table-cell>
          <table:table-cell office:value-type="float" office:value="0.937081" calcext:value-type="float">
            <text:p>0.937081</text:p>
          </table:table-cell>
          <table:table-cell office:value-type="float" office:value="2.182188" calcext:value-type="float">
            <text:p>2.18218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efault-3</text:p>
          </table:table-cell>
          <table:table-cell office:value-type="float" office:value="0.252499" calcext:value-type="float">
            <text:p>0.252499</text:p>
          </table:table-cell>
          <table:table-cell office:value-type="float" office:value="3.291337" calcext:value-type="float">
            <text:p>3.291337</text:p>
          </table:table-cell>
          <table:table-cell office:value-type="float" office:value="1.48546" calcext:value-type="float">
            <text:p>1.48546</text:p>
          </table:table-cell>
          <table:table-cell office:value-type="float" office:value="0.901588" calcext:value-type="float">
            <text:p>0.901588</text:p>
          </table:table-cell>
          <table:table-cell office:value-type="float" office:value="3.24298" calcext:value-type="float">
            <text:p>3.24298</text:p>
          </table:table-cell>
          <table:table-cell office:value-type="float" office:value="0.341354" calcext:value-type="float">
            <text:p>0.341354</text:p>
          </table:table-cell>
          <table:table-cell office:value-type="float" office:value="1.004869" calcext:value-type="float">
            <text:p>1.004869</text:p>
          </table:table-cell>
          <table:table-cell office:value-type="float" office:value="2.19226" calcext:value-type="float">
            <text:p>2.192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6882" calcext:value-type="float">
            <text:p>0.256882</text:p>
          </table:table-cell>
          <table:table-cell office:value-type="float" office:value="3.296416" calcext:value-type="float">
            <text:p>3.296416</text:p>
          </table:table-cell>
          <table:table-cell office:value-type="float" office:value="1.542083" calcext:value-type="float">
            <text:p>1.542083</text:p>
          </table:table-cell>
          <table:table-cell office:value-type="float" office:value="1.014676" calcext:value-type="float">
            <text:p>1.014676</text:p>
          </table:table-cell>
          <table:table-cell office:value-type="float" office:value="3.270666" calcext:value-type="float">
            <text:p>3.270666</text:p>
          </table:table-cell>
          <table:table-cell office:value-type="float" office:value="0.345668" calcext:value-type="float">
            <text:p>0.345668</text:p>
          </table:table-cell>
          <table:table-cell office:value-type="float" office:value="1.048419" calcext:value-type="float">
            <text:p>1.048419</text:p>
          </table:table-cell>
          <table:table-cell office:value-type="float" office:value="2.200402" calcext:value-type="float">
            <text:p>2.20040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903" calcext:value-type="float">
            <text:p>0.25903</text:p>
          </table:table-cell>
          <table:table-cell office:value-type="float" office:value="3.292623" calcext:value-type="float">
            <text:p>3.292623</text:p>
          </table:table-cell>
          <table:table-cell office:value-type="float" office:value="1.626723" calcext:value-type="float">
            <text:p>1.626723</text:p>
          </table:table-cell>
          <table:table-cell office:value-type="float" office:value="1.073553" calcext:value-type="float">
            <text:p>1.073553</text:p>
          </table:table-cell>
          <table:table-cell office:value-type="float" office:value="3.292643" calcext:value-type="float">
            <text:p>3.292643</text:p>
          </table:table-cell>
          <table:table-cell office:value-type="float" office:value="0.347228" calcext:value-type="float">
            <text:p>0.347228</text:p>
          </table:table-cell>
          <table:table-cell office:value-type="float" office:value="1.118624" calcext:value-type="float">
            <text:p>1.118624</text:p>
          </table:table-cell>
          <table:table-cell office:value-type="float" office:value="2.22102" calcext:value-type="float">
            <text:p>2.2210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9654" calcext:value-type="float">
            <text:p>0.259654</text:p>
          </table:table-cell>
          <table:table-cell office:value-type="float" office:value="3.29597" calcext:value-type="float">
            <text:p>3.29597</text:p>
          </table:table-cell>
          <table:table-cell office:value-type="float" office:value="1.80536" calcext:value-type="float">
            <text:p>1.80536</text:p>
          </table:table-cell>
          <table:table-cell office:value-type="float" office:value="1.118737" calcext:value-type="float">
            <text:p>1.118737</text:p>
          </table:table-cell>
          <table:table-cell office:value-type="float" office:value="3.306122" calcext:value-type="float">
            <text:p>3.306122</text:p>
          </table:table-cell>
          <table:table-cell office:value-type="float" office:value="0.348059" calcext:value-type="float">
            <text:p>0.348059</text:p>
          </table:table-cell>
          <table:table-cell office:value-type="float" office:value="1.177985" calcext:value-type="float">
            <text:p>1.177985</text:p>
          </table:table-cell>
          <table:table-cell office:value-type="float" office:value="2.221163" calcext:value-type="float">
            <text:p>2.22116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61219" calcext:value-type="float">
            <text:p>0.261219</text:p>
          </table:table-cell>
          <table:table-cell office:value-type="float" office:value="3.296118" calcext:value-type="float">
            <text:p>3.296118</text:p>
          </table:table-cell>
          <table:table-cell office:value-type="float" office:value="1.888787" calcext:value-type="float">
            <text:p>1.888787</text:p>
          </table:table-cell>
          <table:table-cell office:value-type="float" office:value="1.180944" calcext:value-type="float">
            <text:p>1.180944</text:p>
          </table:table-cell>
          <table:table-cell office:value-type="float" office:value="3.310426" calcext:value-type="float">
            <text:p>3.310426</text:p>
          </table:table-cell>
          <table:table-cell office:value-type="float" office:value="0.349578" calcext:value-type="float">
            <text:p>0.349578</text:p>
          </table:table-cell>
          <table:table-cell office:value-type="float" office:value="1.215631" calcext:value-type="float">
            <text:p>1.215631</text:p>
          </table:table-cell>
          <table:table-cell office:value-type="float" office:value="2.220841" calcext:value-type="float">
            <text:p>2.22084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2522" calcext:value-type="float">
            <text:p>0.262522</text:p>
          </table:table-cell>
          <table:table-cell office:value-type="float" office:value="3.295585" calcext:value-type="float">
            <text:p>3.295585</text:p>
          </table:table-cell>
          <table:table-cell office:value-type="float" office:value="1.943495" calcext:value-type="float">
            <text:p>1.943495</text:p>
          </table:table-cell>
          <table:table-cell office:value-type="float" office:value="1.203855" calcext:value-type="float">
            <text:p>1.203855</text:p>
          </table:table-cell>
          <table:table-cell office:value-type="float" office:value="3.313384" calcext:value-type="float">
            <text:p>3.313384</text:p>
          </table:table-cell>
          <table:table-cell office:value-type="float" office:value="0.35234" calcext:value-type="float">
            <text:p>0.35234</text:p>
          </table:table-cell>
          <table:table-cell office:value-type="float" office:value="1.283835" calcext:value-type="float">
            <text:p>1.283835</text:p>
          </table:table-cell>
          <table:table-cell office:value-type="float" office:value="2.2241" calcext:value-type="float">
            <text:p>2.2241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Stream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egre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emsFDTD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leslie3D</text:p>
          </table:table-cell>
          <table:table-cell office:value-type="string" calcext:value-type="string">
            <text:p>libquantum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milc</text:p>
          </table:table-cell>
          <table:table-cell office:value-type="string" calcext:value-type="string">
            <text:p>omentpp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2499" calcext:value-type="float">
            <text:p>0.252499</text:p>
          </table:table-cell>
          <table:table-cell office:value-type="float" office:value="3.291337" calcext:value-type="float">
            <text:p>3.291337</text:p>
          </table:table-cell>
          <table:table-cell table:number-columns-repeated="2" office:value-type="float" office:value="1.48546" calcext:value-type="float">
            <text:p>1.48546</text:p>
          </table:table-cell>
          <table:table-cell office:value-type="float" office:value="3.24298" calcext:value-type="float">
            <text:p>3.24298</text:p>
          </table:table-cell>
          <table:table-cell office:value-type="float" office:value="0.341354" calcext:value-type="float">
            <text:p>0.341354</text:p>
          </table:table-cell>
          <table:table-cell office:value-type="float" office:value="1.004869" calcext:value-type="float">
            <text:p>1.004869</text:p>
          </table:table-cell>
          <table:table-cell office:value-type="float" office:value="2.19226" calcext:value-type="float">
            <text:p>2.19226</text:p>
          </table:table-cell>
          <table:table-cell/>
          <table:table-cell office:value-type="float" office:value="0.252499" calcext:value-type="float">
            <text:p>0.25249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0.252499" calcext:value-type="float">
            <text:p>0.252499</text:p>
          </table:table-cell>
          <table:table-cell office:value-type="float" office:value="3.275834" calcext:value-type="float">
            <text:p>3.275834</text:p>
          </table:table-cell>
          <table:table-cell office:value-type="float" office:value="1.047169" calcext:value-type="float">
            <text:p>1.047169</text:p>
          </table:table-cell>
          <table:table-cell office:value-type="float" office:value="0.65081" calcext:value-type="float">
            <text:p>0.65081</text:p>
          </table:table-cell>
          <table:table-cell office:value-type="float" office:value="3.122388" calcext:value-type="float">
            <text:p>3.122388</text:p>
          </table:table-cell>
          <table:table-cell office:value-type="float" office:value="0.327775" calcext:value-type="float">
            <text:p>0.327775</text:p>
          </table:table-cell>
          <table:table-cell office:value-type="float" office:value="0.909725" calcext:value-type="float">
            <text:p>0.909725</text:p>
          </table:table-cell>
          <table:table-cell office:value-type="float" office:value="2.149972" calcext:value-type="float">
            <text:p>2.14997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 style:data-style-name="N2" text:time-value="14:06:42.261555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2:11:20.084144422</meta:creation-date>
    <dc:date>2015-02-22T17:39:10.729229639</dc:date>
    <meta:editing-duration>PT3H45M6S</meta:editing-duration>
    <meta:editing-cycles>15</meta:editing-cycles>
    <meta:generator>LibreOffice/4.2.7.2$Linux_X86_64 LibreOffice_project/420m0$Build-2</meta:generator>
    <meta:document-statistic meta:table-count="1" meta:cell-count="1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909cm" svg:height="6.703cm" xlink:href=".." xlink:type="simple" chart:class="chart:bar" chart:style-name="ch1">
        <chart:legend chart:legend-position="bottom" svg:x="3.763cm" svg:y="5.893cm" style:legend-expansion="wide" chart:style-name="ch2"/>
        <chart:plot-area chart:style-name="ch3" table:cell-range-address="Sheet1.A2:Sheet1.I6" chart:data-source-has-labels="both" svg:x="0.298cm" svg:y="0.134cm" svg:width="14.313cm" svg:height="5.625cm">
          <chartooo:coordinate-region svg:x="1.063cm" svg:y="0.348cm" svg:width="13.548cm" svg:height="4.737cm"/>
          <chart:axis chart:dimension="x" chart:name="primary-x" chart:style-name="ch4" chartooo:axis-type="auto">
            <chartooo:date-scale/>
            <chart:categories table:cell-range-address="Sheet1.B2:Sheet1.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I3" chart:label-cell-address="Sheet1.A3:Sheet1.A3" chart:class="chart:bar">
            <chart:data-point chart:repeated="8"/>
          </chart:series>
          <chart:series chart:style-name="ch8" chart:values-cell-range-address="Sheet1.B4:Sheet1.I4" chart:label-cell-address="Sheet1.A4:Sheet1.A4" chart:class="chart:bar">
            <chart:data-point chart:repeated="8"/>
          </chart:series>
          <chart:series chart:style-name="ch9" chart:values-cell-range-address="Sheet1.B5:Sheet1.I5" chart:label-cell-address="Sheet1.A5:Sheet1.A5" chart:class="chart:bar">
            <chart:data-point chart:repeated="8"/>
          </chart:series>
          <chart:series chart:style-name="ch10" chart:values-cell-range-address="Sheet1.B6:Sheet1.I6" chart:label-cell-address="Sheet1.A6:Sheet1.A6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:Sheet1.I2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Next Line</text:p>
                <draw:g>
                  <svg:desc>Sheet1.A3:Sheet1.A3</svg:desc>
                </draw:g>
              </table:table-cell>
              <table:table-cell office:value-type="float" office:value="0.246071">
                <text:p>0.246071</text:p>
                <draw:g>
                  <svg:desc>Sheet1.B3:Sheet1.I3</svg:desc>
                </draw:g>
              </table:table-cell>
              <table:table-cell office:value-type="float" office:value="3.236973">
                <text:p>3.236973</text:p>
              </table:table-cell>
              <table:table-cell office:value-type="float" office:value="1.225521">
                <text:p>1.225521</text:p>
              </table:table-cell>
              <table:table-cell office:value-type="float" office:value="0.898307">
                <text:p>0.898307</text:p>
              </table:table-cell>
              <table:table-cell office:value-type="float" office:value="3.282062">
                <text:p>3.282062</text:p>
              </table:table-cell>
              <table:table-cell office:value-type="float" office:value="0.335239">
                <text:p>0.335239</text:p>
              </table:table-cell>
              <table:table-cell office:value-type="float" office:value="0.931229">
                <text:p>0.931229</text:p>
              </table:table-cell>
              <table:table-cell office:value-type="float" office:value="1.701056">
                <text:p>1.701056</text:p>
              </table:table-cell>
            </table:table-row>
            <table:table-row>
              <table:table-cell office:value-type="string">
                <text:p>Stream</text:p>
                <draw:g>
                  <svg:desc>Sheet1.A4:Sheet1.A4</svg:desc>
                </draw:g>
              </table:table-cell>
              <table:table-cell office:value-type="float" office:value="0.239171">
                <text:p>0.239171</text:p>
                <draw:g>
                  <svg:desc>Sheet1.B4:Sheet1.I4</svg:desc>
                </draw:g>
              </table:table-cell>
              <table:table-cell office:value-type="float" office:value="3.275834">
                <text:p>3.275834</text:p>
              </table:table-cell>
              <table:table-cell office:value-type="float" office:value="1.047169">
                <text:p>1.047169</text:p>
              </table:table-cell>
              <table:table-cell office:value-type="float" office:value="0.65081">
                <text:p>0.65081</text:p>
              </table:table-cell>
              <table:table-cell office:value-type="float" office:value="3.122388">
                <text:p>3.122388</text:p>
              </table:table-cell>
              <table:table-cell office:value-type="float" office:value="0.327775">
                <text:p>0.327775</text:p>
              </table:table-cell>
              <table:table-cell office:value-type="float" office:value="0.909725">
                <text:p>0.909725</text:p>
              </table:table-cell>
              <table:table-cell office:value-type="float" office:value="2.149972">
                <text:p>2.149972</text:p>
              </table:table-cell>
            </table:table-row>
            <table:table-row>
              <table:table-cell office:value-type="string">
                <text:p>IP Stride</text:p>
                <draw:g>
                  <svg:desc>Sheet1.A5:Sheet1.A5</svg:desc>
                </draw:g>
              </table:table-cell>
              <table:table-cell office:value-type="float" office:value="0.252499">
                <text:p>0.252499</text:p>
                <draw:g>
                  <svg:desc>Sheet1.B5:Sheet1.I5</svg:desc>
                </draw:g>
              </table:table-cell>
              <table:table-cell office:value-type="float" office:value="3.291337">
                <text:p>3.291337</text:p>
              </table:table-cell>
              <table:table-cell office:value-type="float" office:value="1.48546">
                <text:p>1.48546</text:p>
              </table:table-cell>
              <table:table-cell office:value-type="float" office:value="0.901588">
                <text:p>0.901588</text:p>
              </table:table-cell>
              <table:table-cell office:value-type="float" office:value="3.24298">
                <text:p>3.24298</text:p>
              </table:table-cell>
              <table:table-cell office:value-type="float" office:value="0.341354">
                <text:p>0.341354</text:p>
              </table:table-cell>
              <table:table-cell office:value-type="float" office:value="1.004869">
                <text:p>1.004869</text:p>
              </table:table-cell>
              <table:table-cell office:value-type="float" office:value="2.19226">
                <text:p>2.19226</text:p>
              </table:table-cell>
            </table:table-row>
            <table:table-row>
              <table:table-cell office:value-type="string">
                <text:p>AMPM</text:p>
                <draw:g>
                  <svg:desc>Sheet1.A6:Sheet1.A6</svg:desc>
                </draw:g>
              </table:table-cell>
              <table:table-cell office:value-type="float" office:value="0.310416">
                <text:p>0.310416</text:p>
                <draw:g>
                  <svg:desc>Sheet1.B6:Sheet1.I6</svg:desc>
                </draw:g>
              </table:table-cell>
              <table:table-cell office:value-type="float" office:value="3.300108">
                <text:p>3.300108</text:p>
              </table:table-cell>
              <table:table-cell office:value-type="float" office:value="1.545331">
                <text:p>1.545331</text:p>
              </table:table-cell>
              <table:table-cell office:value-type="float" office:value="0.856729">
                <text:p>0.856729</text:p>
              </table:table-cell>
              <table:table-cell office:value-type="float" office:value="3.270776">
                <text:p>3.270776</text:p>
              </table:table-cell>
              <table:table-cell office:value-type="float" office:value="0.367119">
                <text:p>0.367119</text:p>
              </table:table-cell>
              <table:table-cell office:value-type="float" office:value="1.47817">
                <text:p>1.47817</text:p>
              </table:table-cell>
              <table:table-cell office:value-type="float" office:value="2.276288">
                <text:p>2.276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